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officeooo:rsid="001abddc" officeooo:paragraph-rsid="001abddc" style:font-size-asian="10.5pt" style:font-size-complex="10.5pt"/>
    </style:style>
    <style:style style:name="P2" style:family="paragraph" style:parent-style-name="Preformatted_20_Text">
      <style:text-properties fo:font-size="10.5pt" officeooo:rsid="001bc529" officeooo:paragraph-rsid="001bc529" style:font-size-asian="10.5pt" style:font-size-complex="10.5pt"/>
    </style:style>
    <style:style style:name="P3" style:family="paragraph" style:parent-style-name="Header">
      <style:text-properties style:font-name="LM Mono 12" fo:font-size="14pt" officeooo:rsid="001bc529" officeooo:paragraph-rsid="001bc529" style:font-size-asian="14pt" style:font-size-complex="14pt"/>
    </style:style>
    <style:style style:name="P4" style:family="paragraph" style:parent-style-name="Footer">
      <style:paragraph-properties fo:text-align="end" style:justify-single-word="false"/>
      <style:text-properties style:font-name="LM Mono 12" fo:font-size="10pt" style:font-size-asian="10pt" style:font-size-complex="10pt"/>
    </style:style>
    <style:style style:name="T1" style:family="text">
      <style:text-properties officeooo:rsid="001abddc"/>
    </style:style>
    <style:style style:name="T2" style:family="text">
      <style:text-properties officeooo:rsid="001bc5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 numpy as np</text:p>
      <text:p text:style-name="P2">import time</text:p>
      <text:p text:style-name="P2">import math as m</text:p>
      <text:p text:style-name="P2">import multiprocessing as mp</text:p>
      <text:p text:style-name="P2">import diffusion_step as diff</text:p>
      <text:p text:style-name="P2">from interaction_step import interaction_step as interac</text:p>
      <text:p text:style-name="P2">from netCDF4 import Dataset</text:p>
      <text:p text:style-name="P2"/>
      <text:p text:style-name="P2"/>
      <text:p text:style-name="P2">####################################################################################</text:p>
      <text:p text:style-name="P2"># EULER FORWARD STEPPING INTEGRATOR [ ERROR TERM: O(dt) ] <text:s text:c="25"/>#</text:p>
      <text:p text:style-name="P2">####################################################################################</text:p>
      <text:p text:style-name="P2"/>
      <text:p text:style-name="P2">def euler_forward_integrator( conc_all, nR, nP, nZ, t00, cyl_rL, cyl_rR, cyl_r0, cyl_pL, cyl_pR, cyl_p0, cyl_zL, cyl_zR, cyl_z0, cyl_rA1, cyl_rA2, cyl_rA3, cyl_rB1, cyl_rB2, cyl_rB3, dp, dr, dz, store_tt_arr, tt_marker, store_tt, nT, cyl_invR2, D, dt, tOut, ensemble, nSpecies, pore_z, pore_p, outer_concentration, pore, interact_coeff):</text:p>
      <text:p text:style-name="P2"/>
      <text:p text:style-name="P2"><text:s text:c="4"/>conc_00 = np.zeros([ensemble, nSpecies, nZ+2, nP+2, nR+2],dtype="f4")</text:p>
      <text:p text:style-name="P2"/>
      <text:p text:style-name="P2"><text:s text:c="4"/>conc_00[ :, :, cyl_z0, cyl_p0, cyl_r0 ] = conc_all[ 0, : , : , : , :, : ]</text:p>
      <text:p text:style-name="P2"/>
      <text:p text:style-name="P2"><text:s text:c="4"/>print "%.3f seconds --- EULER FORWARD STEP INTEGRATOR ACTIVATING" \</text:p>
      <text:p text:style-name="P2"><text:s text:c="4"/>% (time.time() - t00)</text:p>
      <text:p text:style-name="P2"/>
      <text:p text:style-name="P2"><text:s text:c="4"/># EULER FORWARD STEPPING TIME INTEGRATOR. THIS IS THE SIMPLEST AND MOST CRUDE</text:p>
      <text:p text:style-name="P2"><text:s text:c="4"/># OF SCHEMES</text:p>
      <text:p text:style-name="P2"><text:s text:c="4"/>tstep = 0 </text:p>
      <text:p text:style-name="P2"><text:s text:c="4"/>t11 = time.time()</text:p>
      <text:p text:style-name="P2"/>
      <text:p text:style-name="P2"><text:s text:c="4"/># Generating the shared memory for the diffusion step</text:p>
      <text:p text:style-name="P2"><text:s text:c="4"/>diff_dim0 = ensemble*nSpecies*(nZ+2)*(nP+2)*(nR+2)</text:p>
      <text:p text:style-name="P2"><text:s text:c="4"/>diff_dim1 = (ensemble, nSpecies, nZ+2, nP+2, nR+2)</text:p>
      <text:p text:style-name="P2"><text:s text:c="4"/>diff_arr = mp.Array('d', diff_dim0) </text:p>
      <text:p text:style-name="P2"/>
      <text:p text:style-name="P2"><text:s text:c="4"/># Generating the shared memory for the interaction step</text:p>
      <text:p text:style-name="P2"><text:s text:c="4"/>interact_dim0 = ensemble*nSpecies*(nZ+2)*(nP+2)*(nR+2)</text:p>
      <text:p text:style-name="P2"><text:s text:c="4"/>interact_dim1 = (ensemble, nSpecies, nZ+2, nP+2, nR+2)</text:p>
      <text:p text:style-name="P2"><text:s text:c="4"/>interact_arr <text:s/>= mp.Array('d', interact_dim0)</text:p>
      <text:p text:style-name="P2"/>
      <text:p text:style-name="P2"><text:s text:c="4"/></text:p>
      <text:p text:style-name="P2"><text:s text:c="4"/>while tstep &lt;= nT:</text:p>
      <text:p text:style-name="P2"/>
      <text:p text:style-name="P2"><text:s text:c="8"/># Handling the diffusion processes</text:p>
      <text:p text:style-name="P2"><text:s text:c="8"/>processes = [mp.Process( target = diff.diffusion_step\</text:p>
      <text:p text:style-name="P2"><text:s text:c="28"/>, args = ( conc_00, nR, nP, nZ, t00, cyl_rL, cyl_rR <text:s text:c="2"/>\</text:p>
      <text:p text:style-name="P2"><text:s text:c="38"/>, cyl_r0, cyl_pL, cyl_pR, cyl_p0, cyl_zL <text:s text:c="3"/>\</text:p>
      <text:p text:style-name="P2"><text:s text:c="38"/>, cyl_zR, cyl_z0, cyl_rA1, cyl_rA2, cyl_rA3 \</text:p>
      <text:p text:style-name="P2"><text:s text:c="38"/>, cyl_rB1, cyl_rB2, cyl_rB3, dp, dr, dz <text:s text:c="4"/>\</text:p>
      <text:p text:style-name="P2"><text:s text:c="38"/>, store_tt_arr, tt_marker, store_tt, nT, n1 \</text:p>
      <text:p text:style-name="P2"><text:s text:c="38"/>, cyl_invR2, D, dt, tOut, diff_arr, n2 <text:s text:c="5"/>\</text:p>
      <text:p text:style-name="P2"><text:s text:c="38"/>, diff_dim1, pore_z[n1][n2], pore_p[n1][n2] <text:s/>\</text:p>
      <text:p text:style-name="P2"><text:s text:c="38"/>, outer_concentration[n2], pore[n2] )\</text:p>
      <text:p text:style-name="P2"><text:s text:c="26"/>)\</text:p>
      <text:p text:style-name="P2"><text:s text:c="22"/>for n1 in np.arange(ensemble) for n2 in np.arange(nSpecies)]</text:p>
      <text:p text:style-name="P2"/>
      <text:p text:style-name="P2"><text:s text:c="8"/>for p in processes:</text:p>
      <text:p text:style-name="P2"><text:s text:c="12"/>p.start()</text:p>
      <text:p text:style-name="P2"/>
      <text:p text:style-name="P2"><text:soft-page-break/><text:s text:c="8"/>for p in processes:</text:p>
      <text:p text:style-name="P2"><text:s text:c="12"/>p.join(timeout=None)</text:p>
      <text:p text:style-name="P2"/>
      <text:p text:style-name="P2"><text:s text:c="8"/>diffuse0 = np.frombuffer(diff_arr.get_obj())</text:p>
      <text:p text:style-name="P2"><text:s text:c="8"/>diffuse = diffuse0.reshape(diff_dim1)</text:p>
      <text:p text:style-name="P2"><text:s text:c="8"/></text:p>
      <text:p text:style-name="P2"><text:s text:c="8"/># Handling the species interaction step</text:p>
      <text:p text:style-name="P2"><text:s text:c="8"/>processes = [mp.Process( target = interac \</text:p>
      <text:p text:style-name="P2"><text:s text:c="32"/>, args = ( conc_00, interact_coeff, interact_arr <text:s text:c="2"/>\</text:p>
      <text:p text:style-name="P2"><text:s text:c="42"/>, nSpecies, interact_dim1, n1, n2) <text:s text:c="6"/>\</text:p>
      <text:p text:style-name="P2"><text:s text:c="31"/>) <text:s/>\</text:p>
      <text:p text:style-name="P2"><text:s text:c="21"/>for n1 in np.arange(ensemble) for n2 in np.arange(nSpecies)]</text:p>
      <text:p text:style-name="P2"/>
      <text:p text:style-name="P2"><text:s text:c="8"/>for p in processes:</text:p>
      <text:p text:style-name="P2"><text:s text:c="12"/>p.start()</text:p>
      <text:p text:style-name="P2"/>
      <text:p text:style-name="P2"><text:s text:c="8"/>for p in processes:</text:p>
      <text:p text:style-name="P2"><text:s text:c="12"/>p.join(timeout=None)</text:p>
      <text:p text:style-name="P2"/>
      <text:p text:style-name="P2"/>
      <text:p text:style-name="P2"><text:s text:c="8"/>interact0 = np.frombuffer( interact_arr.get_obj() )</text:p>
      <text:p text:style-name="P2"><text:s text:c="8"/>interact <text:s/>= interact0.reshape(interact_dim1)</text:p>
      <text:p text:style-name="P2"/>
      <text:p text:style-name="P2"><text:s text:c="8"/>conc_11 = conc_00 + diffuse*dt #+ interact*dt</text:p>
      <text:p text:style-name="P2"/>
      <text:p text:style-name="P2"><text:s text:c="8"/>if tstep == store_tt:</text:p>
      <text:p text:style-name="P2"><text:s text:c="12"/>print ""</text:p>
      <text:p text:style-name="P2"><text:s text:c="12"/>print " <text:s text:c="3"/>%.3f seconds since start of integration" \</text:p>
      <text:p text:style-name="P2"><text:s text:c="19"/>% (time.time() - t11)</text:p>
      <text:p text:style-name="P2"><text:s text:c="12"/>print " <text:s text:c="3"/>Storing result of tstep %d" % tstep</text:p>
      <text:p text:style-name="P2"/>
      <text:p text:style-name="P2"/>
      <text:p text:style-name="P2"><text:s text:c="12"/>conc_all[tt_marker+1,:,:,:,:,:] = conc_11[:,:,cyl_z0, cyl_p0, cyl_r0]</text:p>
      <text:p text:style-name="P2"/>
      <text:p text:style-name="P2"><text:s text:c="12"/>if tt_marker &lt; tOut - 1 :</text:p>
      <text:p text:style-name="P2"><text:s text:c="16"/>tt_marker = tt_marker + 1</text:p>
      <text:p text:style-name="P2"><text:s text:c="16"/>store_tt = store_tt_arr[ tt_marker ]</text:p>
      <text:p text:style-name="P2"/>
      <text:p text:style-name="P2"><text:s text:c="8"/>tstep += 1</text:p>
      <text:p text:style-name="P2"><text:s text:c="8"/>conc_00 = conc_11</text:p>
      <text:p text:style-name="P2"/>
      <text:p text:style-name="P2"><text:s text:c="4"/>return conc_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M Mono 12" fo:font-size="14pt" officeooo:rsid="001bc529" officeooo:paragraph-rsid="001bc529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style:font-name="LM Mono 12" fo:font-size="10pt" style:font-size-asian="10pt" style:font-size-complex="10pt"/>
    </style:style>
    <style:style style:name="MT1" style:family="text">
      <style:text-properties officeooo:rsid="001abddc"/>
    </style:style>
    <style:page-layout style:name="Mpm1">
      <style:page-layout-properties fo:page-width="8.2681in" fo:page-height="11.6929in" style:num-format="1" style:print-orientation="portrait" fo:margin-top="0.3126in" fo:margin-bottom="0.5043in" fo:margin-left="0.4165in" fo:margin-right="0.4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992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olvers.py</text:p>
      </style:header>
      <style:footer>
        <text:p text:style-name="MP2"><text:span text:style-name="MT1">Page </text:span><text:page-number text:select-page="current">2</text:page-number> <text:span text:style-name="MT1">out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07-08T19:03:00.161623626</meta:print-date>
    <dc:date>2016-07-08T19:05:02.453080631</dc:date>
    <meta:generator>LibreOffice/4.2.7.2$Linux_X86_64 LibreOffice_project/420m0$Build-2</meta:generator>
    <meta:editing-duration>PT10M55S</meta:editing-duration>
    <meta:editing-cycles>2</meta:editing-cycles>
    <meta:document-statistic meta:table-count="0" meta:image-count="0" meta:object-count="0" meta:page-count="2" meta:paragraph-count="75" meta:word-count="413" meta:character-count="3853" meta:non-whitespace-character-count="2615"/>
  </office:meta>
</office:document-meta>
</file>